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ce1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style:font-name="DejaVu Serif" style:font-name-asian="DejaVu Sans" style:font-name-complex="Robot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0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style-name="Default"/>
          <table:covered-table-cell table:number-columns-repeated="2"/>
          <table:table-cell table:number-columns-repeated="4"/>
          <table:table-cell table:style-name="ce1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5">㇆</text:span><text:span text:style-name="T6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/>
          <table:table-cell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4" table:style-name="ce20" office:value-type="string" calcext:value-type="string">
            <text:p>0000</text:p>
          </table:table-cell>
          <table:table-cell/>
          <table:table-cell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2"/>
          <table:table-cell table:style-name="ce13" office:value-type="string" calcext:value-type="string">
            <text:p>衆：丿皿亻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身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尸卩</text:p>
          </table:table-cell>
          <table:table-cell office:value-type="string" calcext:value-type="string">
            <text:p>……氏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非</text:p>
          </table:table-cell>
          <table:table-cell office:value-type="string" calcext:value-type="string">
            <text:p>自頁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羊</text:span>鹿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亞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西</text:p>
          </table:table-cell>
          <table:table-cell office:value-type="string" calcext:value-type="string">
            <text:p>禾齊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彡气</text:span>……</text:p>
          </table:table-cell>
          <table:table-cell office:value-type="string" calcext:value-type="string">
            <text:p>丁丂</text:p>
          </table:table-cell>
          <table:table-cell table:style-name="ce22" office:value-type="string" calcext:value-type="string">
            <text:p><text:span text:style-name="T3">子了</text:span><text:span text:style-name="T4">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予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number-columns-repeated="2"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丰キ</text:span><text:span text:style-name="T2">乡</text:span>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<text:span text:style-name="T1">糸幺</text:span><text:span text:style-name="T2">丩</text:span></text:p>
          </table:table-cell>
          <table:table-cell office:value-type="string" calcext:value-type="string">
            <text:p>……龴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コ</text:p>
          </table:table-cell>
          <table:table-cell office:value-type="string" calcext:value-type="string">
            <text:p>凵匚</text:p>
          </table:table-cell>
          <table:table-cell office:value-type="string" calcext:value-type="string">
            <text:p>行廴</text:p>
          </table:table-cell>
          <table:table-cell table:number-columns-repeated="2" office:value-type="string" calcext:value-type="string">
            <text:p>……</text:p>
          </table:table-cell>
          <table:table-cell/>
          <table:table-cell office:value-type="string" calcext:value-type="string">
            <text:p>用冊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<text:span text:style-name="T1">彐</text:span>尹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甘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/>
          <table:table-cell office:value-type="string" calcext:value-type="string">
            <text:p>獸釆</text:p>
          </table:table-cell>
          <table:table-cell office:value-type="string" calcext:value-type="string">
            <text:p>牙齒</text:p>
          </table:table-cell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2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皮革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<text:span text:style-name="T1">䏑</text:span>尤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<text:span text:style-name="T1">几</text:span>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13:54:38.9798317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4T15:25:40.587951870</dc:date>
    <meta:editing-duration>P15DT12H15M7S</meta:editing-duration>
    <meta:editing-cycles>3032</meta:editing-cycles>
    <meta:generator>LibreOffice/24.2.7.2$Linux_X86_64 LibreOffice_project/420$Build-2</meta:generator>
    <meta:document-statistic meta:table-count="1" meta:cell-count="458" meta:object-count="0"/>
  </office:meta>
</office:document-meta>
</file>